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13.34pt" svg:height="390.02pt" svg:x="131.13pt" svg:y="15.82pt">
            <loext:p draw:notify-on-update-of-ranges="Sheet1.B2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546" calcext:value-type="float">
            <text:p>2.84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326" calcext:value-type="float">
            <text:p>1.44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646" calcext:value-type="float">
            <text:p>0.716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695" calcext:value-type="float">
            <text:p>0.35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16" calcext:value-type="float">
            <text:p>0.17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916" calcext:value-type="float">
            <text:p>0.08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456" calcext:value-type="float">
            <text:p>0.04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227" calcext:value-type="float">
            <text:p>0.02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14" calcext:value-type="float">
            <text:p>0.01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57" calcext:value-type="float">
            <text:p>0.005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78" calcext:value-type="float">
            <text:p>0.00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39" calcext:value-type="float">
            <text:p>0.00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" calcext:value-type="float">
            <text:p>0.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8:12:54.510980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59:17.219341962</meta:creation-date>
    <dc:date>2018-07-27T01:30:03.165398184</dc:date>
    <meta:editing-duration>PT17H15M4S</meta:editing-duration>
    <meta:editing-cycles>2</meta:editing-cycles>
    <meta:generator>LibreOffice/5.1.6.2$Linux_X86_64 LibreOffice_project/1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66cm" svg:height="13.76cm" xlink:href=".." xlink:type="simple" chart:class="chart:scatter" chart:style-name="ch1">
        <chart:legend chart:legend-position="end" svg:x="22.314cm" svg:y="6.581cm" style:legend-expansion="high" chart:style-name="ch2"/>
        <chart:plot-area chart:style-name="ch3" table:cell-range-address="Sheet1.B2:Sheet1.B19" svg:x="1.514cm" svg:y="0.275cm" svg:width="20.297cm" svg:height="12.229cm">
          <chartooo:coordinate-region svg:x="2.241cm" svg:y="0.475cm" svg:width="19.383cm" svg:height="11.382cm"/>
          <chart:axis chart:dimension="x" chart:name="primary-x" chart:style-name="ch4">
            <chart:title svg:x="11.023cm" svg:y="12.779cm" chart:style-name="ch5">
              <text:p>Iteration</text:p>
            </chart:title>
          </chart:axis>
          <chart:axis chart:dimension="y" chart:name="primary-y" chart:style-name="ch4">
            <chart:title svg:x="0.451cm" svg:y="7.438cm" chart:style-name="ch6">
              <text:p>Relative Error</text:p>
            </chart:title>
            <chart:grid chart:style-name="ch7" chart:class="major"/>
          </chart:axis>
          <chart:series chart:style-name="ch8" chart:values-cell-range-address="Sheet1.B2:Sheet1.B19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4546">
                <text:p>2.84546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4326">
                <text:p>1.44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646">
                <text:p>0.71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95">
                <text:p>0.35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16">
                <text:p>0.17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16">
                <text:p>0.08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56">
                <text:p>0.04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27">
                <text:p>0.02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4">
                <text:p>0.01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7">
                <text:p>0.0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